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9999" draw:fill="none" draw:fill-color="#ffffff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svg:stroke-color="#666666" draw:fill="solid" draw:fill-color="#666666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254cm" svg:stroke-color="#333333" draw:marker-start-width="0.503cm" draw:marker-end-width="0.503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152cm" svg:stroke-color="#333333" draw:marker-start-width="0.275cm" draw:marker-end-width="0.275cm" draw:fill="none" draw:fill-color="#ffffff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6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dddddd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333333" draw:marker-start-width="0.352cm" draw:marker-end-width="0.352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999999" draw:marker-start-width="0.352cm" draw:marker-end-width="0.352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-color="#b2b2b2" draw:textarea-vertical-align="middle"/>
    </style:style>
    <style:style style:name="gr12" style:family="graphic" style:parent-style-name="objectwithoutfill">
      <style:graphic-properties svg:stroke-width="0.152cm" svg:stroke-color="#333333" draw:marker-start-width="0.351cm" draw:marker-end-width="0.351cm" draw:fill="none" draw:fill-color="#ffffff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svg:stroke-width="0cm" svg:stroke-color="#999999" draw:fill="solid" draw:fill-color="#eeeee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3.16cm"/>
    </style:style>
    <style:style style:name="gr15" style:family="graphic" style:parent-style-name="standard">
      <style:graphic-properties draw:stroke="none" svg:stroke-color="#000000" draw:fill="none" draw:fill-color="#ffffff" fo:min-height="0.611cm"/>
    </style:style>
    <style:style style:name="gr16" style:family="graphic" style:parent-style-name="measure" style:list-style-name="L1">
      <style:graphic-properties draw:textarea-vertical-align="middle" draw:line-distance="2.973cm" draw:placing="below"/>
    </style:style>
    <style:style style:name="gr17" style:family="graphic" style:parent-style-name="measure" style:list-style-name="L1">
      <style:graphic-properties draw:textarea-vertical-align="middle" draw:line-distance="3.183cm" draw:placing="below"/>
    </style:style>
    <style:style style:name="gr18" style:family="graphic" style:parent-style-name="standard">
      <style:graphic-properties draw:stroke="none" svg:stroke-width="0cm" svg:stroke-color="#000000" draw:fill="none" draw:fill-color="#ffffff" fo:min-height="5.987cm"/>
    </style:style>
    <style:style style:name="gr19" style:family="graphic" style:parent-style-name="measure" style:list-style-name="L1">
      <style:graphic-properties draw:textarea-vertical-align="middle" draw:line-distance="7.079cm" draw:placing="below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objectwithoutfill">
      <style:graphic-properties draw:stroke="dash" draw:stroke-dash="Ultrafine_20_Dashed" svg:stroke-color="#666666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.515cm" fo:margin-right="0cm" fo:text-indent="-0.458cm"/>
    </style:style>
    <style:style style:name="P13" style:family="paragraph">
      <style:paragraph-properties fo:margin-left="0.515cm" fo:margin-right="0cm" fo:text-indent="0cm"/>
    </style:style>
    <style:style style:name="P14" style:family="paragraph">
      <loext:graphic-properties draw:fill="none" draw:fill-color="#ffffff"/>
      <style:paragraph-properties fo:margin-left="1.173cm" fo:margin-right="0cm" fo:text-indent="-0.458cm"/>
    </style:style>
    <style:style style:name="P15" style:family="paragraph">
      <loext:graphic-properties draw:fill="none" draw:fill-color="#ffffff"/>
      <style:paragraph-properties fo:text-align="center"/>
      <style:text-properties fo:color="#808080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388cm" svg:y1="6.511cm" svg:x2="8.996cm" svg:y2="7.949cm">
          <text:p/>
        </draw:line>
        <draw:polygon draw:style-name="gr2" draw:text-style-name="P2" draw:layer="layout" svg:width="2.562cm" svg:height="1.274cm" svg:x="7.509cm" svg:y="15.739cm" svg:viewBox="0 0 2563 1275" draw:points="264,126 1058,9 2108,0 2563,21 2563,603 2108,624 2116,1243 0,1275 0,369">
          <text:p/>
        </draw:polygon>
        <draw:polygon draw:style-name="gr2" draw:text-style-name="P2" draw:layer="layout" svg:width="2.115cm" svg:height="1.265cm" svg:x="20.309cm" svg:y="15.648cm" svg:viewBox="0 0 2116 1266" draw:points="264,117 1058,0 1897,87 2109,352 2116,1234 0,1266 0,360">
          <text:p/>
        </draw:polygon>
        <draw:g>
          <draw:line draw:style-name="gr3" draw:text-style-name="P1" draw:layer="layout" svg:x1="10.207cm" svg:y1="16.76cm" svg:x2="10.969cm" svg:y2="16.749cm">
            <text:p/>
          </draw:line>
          <draw:connector draw:style-name="gr4" draw:text-style-name="P1" draw:layer="layout" draw:type="curve" draw:line-skew="0.005cm" svg:x1="9.761cm" svg:y1="17.239cm" svg:x2="10.259cm" svg:y2="16.784cm" svg:d="M9761 17239c381 0 132-455 498-455" svg:viewBox="0 0 499 456">
            <text:p/>
          </draw:connector>
          <draw:connector draw:style-name="gr4" draw:text-style-name="P1" draw:layer="layout" draw:type="curve" draw:line-skew="-0.095cm" svg:x1="9.507cm" svg:y1="16.974cm" svg:x2="9.78cm" svg:y2="17.24cm" svg:d="M9507 16974c63 0-73 266 273 266" svg:viewBox="0 0 274 267">
            <text:p/>
          </draw:connector>
        </draw:g>
        <draw:custom-shape draw:style-name="gr5" draw:text-style-name="P3" draw:layer="layout" svg:width="5.15cm" svg:height="5.044cm" svg:x="2.274cm" svg:y="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077cm" svg:height="3.971cm" svg:x="2.816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848cm" svg:height="0.571cm" draw:transform="rotate (0.840550567760469) translate (3.35cm 6.518cm)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77cm" svg:y1="6.566cm" svg:x2="3.335cm" svg:y2="4.097cm">
          <text:p/>
        </draw:line>
        <draw:custom-shape draw:style-name="gr9" draw:text-style-name="P3" draw:layer="layout" svg:width="1.099cm" svg:height="1.085cm" svg:x="4.322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149cm" svg:height="5.043cm" draw:transform="rotate (1.54758344774337) translate (9.988cm 7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077cm" svg:height="3.97cm" draw:transform="skewX (-0.000174532925199435) rotate (1.54758344774337) translate (10.543cm 7.2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057cm" svg:y1="6.489cm" svg:x2="13.999cm" svg:y2="4.02cm">
          <text:p/>
        </draw:line>
        <draw:custom-shape draw:style-name="gr7" draw:text-style-name="P5" draw:layer="layout" svg:width="3.848cm" svg:height="0.572cm" draw:transform="skewX (-0.00174532925199449) rotate (2.38813401550384) translate (13.788cm 6.7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098cm" svg:height="1.085cm" draw:transform="rotate (1.54758344774337) translate (12cm 5.7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15cm" svg:height="5.044cm" svg:x="9.994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077cm" svg:height="3.971cm" svg:x="10.536cm" svg:y="9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048cm" svg:y1="10.307cm" svg:x2="13.99cm" svg:y2="12.776cm">
          <text:p/>
        </draw:line>
        <draw:custom-shape draw:style-name="gr7" draw:text-style-name="P5" draw:layer="layout" svg:width="3.848cm" svg:height="0.571cm" draw:transform="rotate (0.840550567760469) translate (11.07cm 12.74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098cm" svg:height="1.085cm" svg:x="12.042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149cm" svg:height="5.043cm" draw:transform="skewX (0.000174532925199433) rotate (1.54758344774337) translate (2.269cm 14.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076cm" svg:height="3.971cm" draw:transform="skewX (-0.000174532925199434) rotate (1.54758344774337) translate (2.824cm 13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67cm" svg:y1="12.69cm" svg:x2="6.209cm" svg:y2="10.221cm">
          <text:p/>
        </draw:line>
        <draw:custom-shape draw:style-name="gr7" draw:text-style-name="P5" draw:layer="layout" svg:width="3.848cm" svg:height="0.572cm" draw:transform="rotate (2.38813401550384) translate (6.069cm 13.02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099cm" svg:height="1.084cm" draw:transform="rotate (1.54758344774337) translate (4.282cm 12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.266cm" svg:y1="7.082cm" svg:x2="6.411cm" svg:y2="3.423cm">
          <text:p/>
        </draw:line>
        <draw:line draw:style-name="gr10" draw:text-style-name="P1" draw:layer="layout" svg:x1="11.067cm" svg:y1="13.283cm" svg:x2="14.212cm" svg:y2="9.624cm">
          <text:p/>
        </draw:line>
        <draw:line draw:style-name="gr1" draw:text-style-name="P1" draw:layer="layout" svg:x1="10.825cm" svg:y1="3.635cm" svg:x2="14.333cm" svg:y2="6.961cm">
          <text:p/>
        </draw:line>
        <draw:line draw:style-name="gr1" draw:text-style-name="P1" draw:layer="layout" svg:x1="3.125cm" svg:y1="9.835cm" svg:x2="6.633cm" svg:y2="13.161cm">
          <text:p/>
        </draw:line>
        <draw:line draw:style-name="gr1" draw:text-style-name="P1" draw:layer="layout" svg:x1="4.989cm" svg:y1="5.117cm" svg:x2="7.346cm" svg:y2="6.549cm">
          <text:p/>
        </draw:line>
        <draw:line draw:style-name="gr1" draw:text-style-name="P1" draw:layer="layout" svg:x1="4.717cm" svg:y1="5.419cm" svg:x2="6.674cm" svg:y2="7.396cm">
          <text:p/>
        </draw:line>
        <draw:line draw:style-name="gr1" draw:text-style-name="P1" draw:layer="layout" svg:x1="7.367cm" svg:y1="6.538cm" svg:x2="10.197cm" svg:y2="6.55cm">
          <text:p/>
        </draw:line>
        <draw:line draw:style-name="gr1" draw:text-style-name="P1" draw:layer="layout" svg:x1="12.458cm" svg:y1="5.207cm" svg:x2="10.21cm" svg:y2="6.549cm">
          <text:p/>
        </draw:line>
        <draw:line draw:style-name="gr1" draw:text-style-name="P1" draw:layer="layout" svg:x1="6.615cm" svg:y1="9.557cm" svg:x2="4.717cm" svg:y2="11.346cm">
          <text:p/>
        </draw:line>
        <draw:line draw:style-name="gr1" draw:text-style-name="P1" draw:layer="layout" svg:x1="5.05cm" svg:y1="11.718cm" svg:x2="7.356cm" svg:y2="10.266cm">
          <text:p/>
        </draw:line>
        <draw:line draw:style-name="gr1" draw:text-style-name="P1" draw:layer="layout" svg:x1="6.653cm" svg:y1="7.408cm" svg:x2="6.632cm" svg:y2="9.35cm">
          <text:p/>
        </draw:line>
        <draw:line draw:style-name="gr1" draw:text-style-name="P1" draw:layer="layout" svg:x1="12.679cm" svg:y1="5.449cm" svg:x2="10.832cm" svg:y2="7.52cm">
          <text:p/>
        </draw:line>
        <draw:line draw:style-name="gr1" draw:text-style-name="P1" draw:layer="layout" svg:x1="12.8cm" svg:y1="11.285cm" svg:x2="11.071cm" svg:y2="9.567cm">
          <text:p/>
        </draw:line>
        <draw:line draw:style-name="gr1" draw:text-style-name="P1" draw:layer="layout" svg:x1="12.468cm" svg:y1="11.648cm" svg:x2="10.256cm" svg:y2="10.298cm">
          <text:p/>
        </draw:line>
        <draw:line draw:style-name="gr1" draw:text-style-name="P1" draw:layer="layout" svg:x1="7.406cm" svg:y1="10.217cm" svg:x2="10.197cm" svg:y2="10.226cm">
          <text:p/>
        </draw:line>
        <draw:line draw:style-name="gr1" draw:text-style-name="P1" draw:layer="layout" svg:x1="11.018cm" svg:y1="7.324cm" svg:x2="11.035cm" svg:y2="9.538cm">
          <text:p/>
        </draw:line>
        <draw:line draw:style-name="gr1" draw:text-style-name="P1" draw:layer="layout" svg:x1="6.632cm" svg:y1="8.059cm" svg:x2="11.028cm" svg:y2="8.08cm">
          <text:p/>
        </draw:line>
        <draw:line draw:style-name="gr1" draw:text-style-name="P1" draw:layer="layout" svg:x1="6.662cm" svg:y1="8.875cm" svg:x2="11.039cm" svg:y2="8.842cm">
          <text:p/>
        </draw:line>
        <draw:line draw:style-name="gr1" draw:text-style-name="P1" draw:layer="layout" svg:x1="8.083cm" svg:y1="6.528cm" svg:x2="8.083cm" svg:y2="10.248cm">
          <text:p/>
        </draw:line>
        <draw:line draw:style-name="gr1" draw:text-style-name="P1" draw:layer="layout" svg:x1="8.954cm" svg:y1="8.764cm" svg:x2="9.383cm" svg:y2="10.248cm">
          <text:p/>
        </draw:line>
        <draw:ellipse draw:style-name="gr11" draw:text-style-name="P6" draw:layer="layout" svg:width="0.445cm" svg:height="0.508cm" draw:transform="rotate (-1.5707963267949) translate (11.323cm 7.87cm)" draw:kind="cut" draw:start-angle="179.09" draw:end-angle="0.67">
          <text:p/>
        </draw:ellipse>
        <draw:g>
          <draw:line draw:style-name="gr12" draw:text-style-name="P1" draw:layer="layout" svg:x1="9.719cm" svg:y1="7.833cm" svg:x2="10.481cm" svg:y2="7.822cm">
            <text:p/>
          </draw:line>
          <draw:line draw:style-name="gr3" draw:text-style-name="P1" draw:layer="layout" svg:x1="10.419cm" svg:y1="7.834cm" svg:x2="11.181cm" svg:y2="7.823cm">
            <text:p/>
          </draw:line>
        </draw:g>
        <draw:ellipse draw:style-name="gr11" draw:text-style-name="P6" draw:layer="layout" svg:width="0.445cm" svg:height="0.508cm" draw:transform="rotate (-1.5707963267949) translate (11.322cm 8.611cm)" draw:kind="cut" draw:start-angle="179.09" draw:end-angle="0.67">
          <text:p/>
        </draw:ellipse>
        <draw:g>
          <draw:line draw:style-name="gr12" draw:text-style-name="P1" draw:layer="layout" svg:x1="9.707cm" svg:y1="9.059cm" svg:x2="10.469cm" svg:y2="9.048cm">
            <text:p/>
          </draw:line>
          <draw:line draw:style-name="gr3" draw:text-style-name="P1" draw:layer="layout" svg:x1="10.407cm" svg:y1="9.06cm" svg:x2="11.169cm" svg:y2="9.049cm">
            <text:p/>
          </draw:line>
        </draw:g>
        <draw:polygon draw:style-name="gr2" draw:text-style-name="P2" draw:layer="layout" svg:width="2.564cm" svg:height="2.34cm" svg:x="7.705cm" svg:y="7.271cm" svg:viewBox="0 0 2565 2341" draw:points="0,1094 0,852 182,399 663,150 1684,0 2036,310 2110,766 2565,787 2565,1369 2110,1390 2068,1866 1734,2341 638,2117 121,1699 0,1336">
          <text:p/>
        </draw:polygon>
        <draw:line draw:style-name="gr1" draw:text-style-name="P1" draw:layer="layout" svg:x1="6.001cm" svg:y1="16.784cm" svg:x2="10.683cm" svg:y2="16.759cm">
          <text:p/>
        </draw:line>
        <draw:line draw:style-name="gr1" draw:text-style-name="P1" draw:layer="layout" svg:x1="5.03cm" svg:y1="17.769cm" svg:x2="12.499cm" svg:y2="17.738cm">
          <text:p/>
        </draw:line>
        <draw:line draw:style-name="gr1" draw:text-style-name="P1" draw:layer="layout" svg:x1="6.654cm" svg:y1="7.408cm" svg:x2="6.633cm" svg:y2="9.35cm">
          <text:p/>
        </draw:line>
        <draw:polygon draw:style-name="gr13" draw:text-style-name="P3" draw:layer="layout" svg:width="5.005cm" svg:height="0.676cm" svg:x="2.323cm" svg:y="17.042cm" svg:viewBox="0 0 5006 677" draw:points="0,0 5006,0 4826,74 4720,148 4678,317 4678,677 328,677 338,285 275,137 169,63">
          <text:p/>
        </draw:polygon>
        <draw:polygon draw:style-name="gr13" draw:text-style-name="P3" draw:layer="layout" svg:width="5.005cm" svg:height="0.676cm" svg:x="10.023cm" svg:y="17.043cm" svg:viewBox="0 0 5006 677" draw:points="0,0 5006,0 4826,74 4720,148 4678,317 4678,677 328,677 338,285 275,137 169,63">
          <text:p/>
        </draw:polygon>
        <draw:line draw:style-name="gr1" draw:text-style-name="P1" draw:layer="layout" svg:x1="19.274cm" svg:y1="16.759cm" svg:x2="23.333cm" svg:y2="16.759cm">
          <text:p/>
        </draw:line>
        <draw:line draw:style-name="gr1" draw:text-style-name="P1" draw:layer="layout" svg:x1="18.329cm" svg:y1="17.768cm" svg:x2="24.139cm" svg:y2="17.768cm">
          <text:p/>
        </draw:line>
        <draw:frame draw:style-name="gr14" draw:text-style-name="P8" draw:layer="layout" svg:width="8.655cm" svg:height="3.41cm" svg:x="17.855cm" svg:y="1.396cm">
          <draw:text-box>
            <text:p text:style-name="P7"><text:span text:style-name="T1">Goliath Mk. II Quadcopter</text:span></text:p>
            <text:p text:style-name="P7"><text:span text:style-name="T1">Overview</text:span></text:p>
            <text:p text:style-name="P7"><text:span text:style-name="T2"><text:a xlink:href="http://mccloudaero.com/" xlink:type="simple">mccloudaero.com</text:a></text:span></text:p>
          </draw:text-box>
        </draw:frame>
        <draw:frame draw:style-name="gr15" draw:text-style-name="P10" draw:layer="layout" svg:width="5.999cm" svg:height="0.861cm" svg:x="5.61cm" svg:y="13.406cm">
          <draw:text-box>
            <text:p text:style-name="P9"><text:span text:style-name="T3">Top View</text:span></text:p>
          </draw:text-box>
        </draw:frame>
        <draw:frame draw:style-name="gr15" draw:text-style-name="P10" draw:layer="layout" svg:width="5.999cm" svg:height="0.861cm" svg:x="5.611cm" svg:y="18.106cm">
          <draw:text-box>
            <text:p text:style-name="P9"><text:span text:style-name="T3">Side View</text:span></text:p>
          </draw:text-box>
        </draw:frame>
        <draw:frame draw:style-name="gr15" draw:text-style-name="P10" draw:layer="layout" svg:width="5.999cm" svg:height="0.861cm" svg:x="18.412cm" svg:y="18.106cm">
          <draw:text-box>
            <text:p text:style-name="P9"><text:span text:style-name="T3">Front View</text:span></text:p>
          </draw:text-box>
        </draw:frame>
        <draw:measure draw:style-name="gr16" draw:text-style-name="P11" draw:layer="measurelines" svg:x1="4.684cm" svg:y1="2.653cm" svg:x2="4.684cm" svg:y2="14.053cm">
          <text:p text:style-name="P11"><text:span text:style-name="T4">7'6”</text:span></text:p>
        </draw:measure>
        <draw:measure draw:style-name="gr17" draw:text-style-name="P11" draw:layer="layout" svg:x1="15.124cm" svg:y1="5.345cm" svg:x2="2.242cm" svg:y2="5.322cm">
          <text:p text:style-name="P11"><text:span text:style-name="T4">10'</text:span><text:span text:style-name="T4"><text:measure text:kind="gap"/></text:span></text:p>
        </draw:measure>
        <draw:frame draw:style-name="gr18" draw:text-style-name="P14" draw:layer="layout" svg:width="7.378cm" svg:height="6.237cm" svg:x="18.39cm" svg:y="4.747cm">
          <draw:text-box>
            <text:p text:style-name="P12">Specifications:</text:p>
            <text:p text:style-name="P13"><text:span text:style-name="T5">Power</text:span><text:span text:style-name="T5"><text:tab/></text:span><text:span text:style-name="T5"><text:tab/></text:span><text:span text:style-name="T5">30 hp</text:span></text:p>
            <text:p text:style-name="P13"><text:span text:style-name="T5">Empty Weight</text:span><text:span text:style-name="T5"><text:tab/></text:span><text:span text:style-name="T5">170 lb</text:span></text:p>
            <text:p text:style-name="P13"><text:span text:style-name="T5">Payload</text:span><text:span text:style-name="T5"><text:tab/></text:span><text:span text:style-name="T5"><text:tab/></text:span><text:span text:style-name="T5"> <text:s/>40 lb</text:span></text:p>
            <text:p text:style-name="P13"><text:span text:style-name="T5">Length</text:span><text:span text:style-name="T5"><text:tab/></text:span><text:span text:style-name="T5"><text:tab/></text:span><text:span text:style-name="T5">10' </text:span></text:p>
            <text:p text:style-name="P13"><text:span text:style-name="T5">Width</text:span><text:span text:style-name="T5"><text:tab/></text:span><text:span text:style-name="T5"><text:tab/></text:span><text:span text:style-name="T5">7'6”</text:span></text:p>
            <text:p text:style-name="P13"><text:span text:style-name="T5">Height</text:span><text:span text:style-name="T5"><text:tab/></text:span><text:span text:style-name="T5"><text:tab/></text:span><text:span text:style-name="T5">2'1”</text:span></text:p>
          </draw:text-box>
        </draw:frame>
        <draw:measure draw:style-name="gr19" draw:text-style-name="P11" draw:layer="layout" svg:x1="8.798cm" svg:y1="15.631cm" svg:x2="8.795cm" svg:y2="17.82cm">
          <text:p text:style-name="P11"><text:span text:style-name="T4">2'1”</text:span></text:p>
        </draw:measure>
        <draw:frame draw:style-name="gr20" draw:text-style-name="P15" draw:layer="layout" svg:width="2.031cm" svg:height="0.725cm" svg:x="2.416cm" svg:y="7.979cm">
          <draw:text-box>
            <text:p text:style-name="P9"><text:span text:style-name="T6">Frame</text:span></text:p>
          </draw:text-box>
        </draw:frame>
        <draw:frame draw:style-name="gr20" draw:text-style-name="P15" draw:layer="layout" svg:width="2.871cm" svg:height="0.725cm" svg:x="16.466cm" svg:y="10.521cm">
          <draw:text-box>
            <text:p text:style-name="P16"><text:span text:style-name="T6">Propeller</text:span></text:p>
          </draw:text-box>
        </draw:frame>
        <draw:frame draw:style-name="gr20" draw:text-style-name="P15" draw:layer="layout" svg:width="2.871cm" svg:height="0.725cm" svg:x="16.467cm" svg:y="11.422cm">
          <draw:text-box>
            <text:p text:style-name="P16"><text:span text:style-name="T6">Duct</text:span></text:p>
          </draw:text-box>
        </draw:frame>
        <draw:line draw:style-name="gr21" draw:text-style-name="P17" draw:layer="layout" svg:x1="16.419cm" svg:y1="10.869cm" svg:x2="13.644cm" svg:y2="10.869cm">
          <text:p/>
        </draw:line>
        <draw:line draw:style-name="gr21" draw:text-style-name="P17" draw:layer="layout" svg:x1="16.42cm" svg:y1="11.769cm" svg:x2="15.189cm" svg:y2="11.727cm">
          <text:p/>
        </draw:line>
        <draw:frame draw:style-name="gr20" draw:text-style-name="P15" draw:layer="layout" svg:width="3.469cm" svg:height="0.725cm" svg:x="16.468cm" svg:y="12.323cm">
          <draw:text-box>
            <text:p text:style-name="P16"><text:span text:style-name="T6">Control Vanes</text:span></text:p>
          </draw:text-box>
        </draw:frame>
        <draw:line draw:style-name="gr21" draw:text-style-name="P17" draw:layer="layout" svg:x1="16.42cm" svg:y1="12.669cm" svg:x2="13.945cm" svg:y2="12.65cm">
          <text:p/>
        </draw:line>
        <draw:frame draw:style-name="gr20" draw:text-style-name="P15" draw:layer="layout" svg:width="3.469cm" svg:height="0.725cm" svg:x="13.169cm" svg:y="16.224cm">
          <draw:text-box>
            <text:p text:style-name="P16"><text:span text:style-name="T6">Exhaust</text:span></text:p>
          </draw:text-box>
        </draw:frame>
        <draw:line draw:style-name="gr21" draw:text-style-name="P17" draw:layer="layout" svg:x1="13.015cm" svg:y1="16.561cm" svg:x2="11.086cm" svg:y2="16.571cm">
          <text:p/>
        </draw:line>
        <draw:line draw:style-name="gr21" draw:text-style-name="P17" draw:layer="layout" svg:x1="13.02cm" svg:y1="15.769cm" svg:x2="10.245cm" svg:y2="15.769cm">
          <text:p/>
        </draw:line>
        <draw:frame draw:style-name="gr20" draw:text-style-name="P15" draw:layer="layout" svg:width="3.469cm" svg:height="0.725cm" svg:x="13.17cm" svg:y="15.425cm">
          <draw:text-box>
            <text:p text:style-name="P16"><text:span text:style-name="T6">Engine</text:span></text:p>
          </draw:text-box>
        </draw:frame>
        <draw:line draw:style-name="gr21" draw:text-style-name="P17" draw:layer="layout" svg:x1="4.319cm" svg:y1="8.323cm" svg:x2="6.19cm" svg:y2="8.327cm">
          <text:p/>
        </draw:line>
        <draw:line draw:style-name="gr1" draw:text-style-name="P1" draw:layer="layout" svg:x1="4.858cm" svg:y1="5.264cm" svg:x2="7.097cm" svg:y2="7.047cm">
          <text:p/>
        </draw:line>
        <draw:line draw:style-name="gr1" draw:text-style-name="P1" draw:layer="layout" svg:x1="7.047cm" svg:y1="7.047cm" svg:x2="10.608cm" svg:y2="7.022cm">
          <text:p/>
        </draw:line>
        <draw:line draw:style-name="gr1" draw:text-style-name="P1" draw:layer="layout" svg:x1="12.531cm" svg:y1="5.36cm" svg:x2="10.552cm" svg:y2="7.038cm">
          <text:p/>
        </draw:line>
        <draw:line draw:style-name="gr1" draw:text-style-name="P1" draw:layer="layout" svg:x1="7.067cm" svg:y1="9.835cm" svg:x2="10.628cm" svg:y2="9.81cm">
          <text:p/>
        </draw:line>
        <draw:line draw:style-name="gr1" draw:text-style-name="P1" draw:layer="layout" svg:x1="7.094cm" svg:y1="7.062cm" svg:x2="7.072cm" svg:y2="9.786cm">
          <text:p/>
        </draw:line>
        <draw:line draw:style-name="gr1" draw:text-style-name="P1" draw:layer="layout" svg:x1="10.546cm" svg:y1="7.022cm" svg:x2="10.524cm" svg:y2="9.746cm">
          <text:p/>
        </draw:line>
        <draw:line draw:style-name="gr1" draw:text-style-name="P1" draw:layer="layout" svg:x1="12.628cm" svg:y1="11.484cm" svg:x2="10.51cm" svg:y2="9.769cm">
          <text:p/>
        </draw:line>
        <draw:line draw:style-name="gr1" draw:text-style-name="P1" draw:layer="layout" svg:x1="7.072cm" svg:y1="9.786cm" svg:x2="4.861cm" svg:y2="11.539cm">
          <text:p/>
        </draw:line>
        <draw:line draw:style-name="gr1" draw:text-style-name="P1" draw:layer="layout" svg:x1="9.78cm" svg:y1="17.767cm" svg:x2="9.762cm" svg:y2="16.734cm">
          <text:p/>
        </draw:line>
        <draw:line draw:style-name="gr1" draw:text-style-name="P1" draw:layer="layout" svg:x1="7.706cm" svg:y1="17.801cm" svg:x2="7.688cm" svg:y2="16.768cm">
          <text:p/>
        </draw:line>
        <draw:line draw:style-name="gr1" draw:text-style-name="P1" draw:layer="layout" svg:x1="20.822cm" svg:y1="17.76cm" svg:x2="20.804cm" svg:y2="16.727cm">
          <text:p/>
        </draw:line>
        <draw:line draw:style-name="gr1" draw:text-style-name="P1" draw:layer="layout" svg:x1="21.813cm" svg:y1="17.744cm" svg:x2="21.795cm" svg:y2="16.711cm">
          <text:p/>
        </draw:line>
        <draw:polygon draw:style-name="gr13" draw:text-style-name="P3" draw:layer="layout" svg:width="5.005cm" svg:height="0.676cm" svg:x="15.823cm" svg:y="17.042cm" svg:viewBox="0 0 5006 677" draw:points="0,0 5006,0 4826,74 4720,148 4678,317 4678,677 328,677 338,285 275,137 169,63">
          <text:p/>
        </draw:polygon>
        <draw:polygon draw:style-name="gr13" draw:text-style-name="P3" draw:layer="layout" svg:width="5.005cm" svg:height="0.676cm" svg:x="21.723cm" svg:y="17.043cm" svg:viewBox="0 0 5006 677" draw:points="0,0 5006,0 4826,74 4720,148 4678,317 4678,677 328,677 338,285 275,137 169,63">
          <text:p/>
        </draw:polygon>
        <draw:line draw:style-name="gr1" draw:text-style-name="P1" draw:layer="layout" svg:x1="18.303cm" svg:y1="17.033cm" svg:x2="19.348cm" svg:y2="16.759cm">
          <text:p/>
        </draw:line>
        <draw:line draw:style-name="gr1" draw:text-style-name="P1" draw:layer="layout" svg:x1="23.26cm" svg:y1="16.762cm" svg:x2="24.155cm" svg:y2="16.958cm">
          <text:p/>
        </draw:line>
        <draw:line draw:style-name="gr1" draw:text-style-name="P1" draw:layer="layout" svg:x1="19.722cm" svg:y1="16.485cm" svg:x2="22.922cm" svg:y2="16.462cm">
          <text:p/>
        </draw:line>
        <draw:line draw:style-name="gr1" draw:text-style-name="P1" draw:layer="layout" svg:x1="18.281cm" svg:y1="17.096cm" svg:x2="19.772cm" svg:y2="16.46cm">
          <text:p/>
        </draw:line>
        <draw:line draw:style-name="gr1" draw:text-style-name="P1" draw:layer="layout" svg:x1="22.892cm" svg:y1="16.457cm" svg:x2="24.18cm" svg:y2="17.008cm">
          <text:p/>
        </draw:line>
        <draw:line draw:style-name="gr1" draw:text-style-name="P1" draw:layer="layout" svg:x1="6.324cm" svg:y1="16.436cm" svg:x2="10.608cm" svg:y2="16.41cm">
          <text:p/>
        </draw:line>
        <draw:line draw:style-name="gr1" draw:text-style-name="P1" draw:layer="layout" svg:x1="4.731cm" svg:y1="16.983cm" svg:x2="6.4cm" svg:y2="16.41cm">
          <text:p/>
        </draw:line>
        <draw:line draw:style-name="gr1" draw:text-style-name="P1" draw:layer="layout" svg:x1="10.474cm" svg:y1="16.4cm" svg:x2="12.526cm" svg:y2="16.983cm">
          <text:p/>
        </draw:line>
        <draw:line draw:style-name="gr1" draw:text-style-name="P1" draw:layer="layout" svg:x1="4.781cm" svg:y1="16.958cm" svg:x2="6.026cm" svg:y2="16.784cm">
          <text:p/>
        </draw:line>
        <draw:line draw:style-name="gr1" draw:text-style-name="P1" draw:layer="layout" svg:x1="10.521cm" svg:y1="16.758cm" svg:x2="12.501cm" svg:y2="17.033cm">
          <text:p/>
        </draw:line>
        <draw:polygon draw:style-name="gr11" draw:text-style-name="P6" draw:layer="layout" svg:width="1.343cm" svg:height="1.396cm" svg:x="6.456cm" svg:y="6.371cm" svg:viewBox="0 0 1344 1397" draw:points="0,836 201,328 667,0 910,127 1175,148 1344,699 678,720 667,1397 170,1302 159,1048">
          <text:p/>
        </draw:polygon>
        <draw:polygon draw:style-name="gr11" draw:text-style-name="P6" draw:layer="layout" svg:width="1.343cm" svg:height="1.386cm" draw:transform="rotate (-1.5707963267949) translate (11.214cm 9.106cm)" svg:viewBox="0 0 1344 1387" draw:points="1344,836 1143,328 677,0 434,127 169,148 0,699 652,715 688,1387 1174,1302 1185,1048">
          <text:p/>
        </draw:polygon>
        <draw:polygon draw:style-name="gr11" draw:text-style-name="P6" draw:layer="layout" svg:width="1.343cm" svg:height="1.396cm" svg:x="9.856cm" svg:y="6.372cm" svg:viewBox="0 0 1344 1397" draw:points="1344,836 1143,328 677,0 434,127 169,148 0,699 666,720 677,1397 1174,1302 1185,1048">
          <text:p/>
        </draw:polygon>
        <draw:polygon draw:style-name="gr11" draw:text-style-name="P6" draw:layer="layout" svg:width="1.343cm" svg:height="1.386cm" draw:transform="rotate (1.5707963267949) translate (6.429cm 10.461cm)" svg:viewBox="0 0 1344 1387" draw:points="0,836 201,328 667,0 910,127 1175,148 1344,699 692,715 656,1387 170,1302 159,1048">
          <text:p/>
        </draw:polygon>
        <draw:polygon draw:style-name="gr11" draw:text-style-name="P6" draw:layer="layout" svg:width="1.057cm" svg:height="0.359cm" svg:x="5.779cm" svg:y="16.425cm" svg:viewBox="0 0 1058 360" draw:points="0,212 275,360 762,339 1058,0 571,0">
          <text:p/>
        </draw:polygon>
        <draw:polygon draw:style-name="gr11" draw:text-style-name="P6" draw:layer="layout" svg:width="1.057cm" svg:height="0.359cm" svg:x="10.08cm" svg:y="16.425cm" svg:viewBox="0 0 1058 360" draw:points="1058,212 783,360 296,339 0,0 487,0">
          <text:p/>
        </draw:polygon>
        <draw:polygon draw:style-name="gr11" draw:text-style-name="P6" draw:layer="layout" svg:width="1.057cm" svg:height="0.359cm" svg:x="19.28cm" svg:y="16.425cm" svg:viewBox="0 0 1058 360" draw:points="0,212 275,360 762,339 1058,0 571,0">
          <text:p/>
        </draw:polygon>
        <draw:polygon draw:style-name="gr11" draw:text-style-name="P6" draw:layer="layout" svg:width="1.057cm" svg:height="0.359cm" svg:x="22.381cm" svg:y="16.425cm" svg:viewBox="0 0 1058 360" draw:points="1058,212 783,360 296,339 0,0 487,0">
          <text:p/>
        </draw:polygon>
        <draw:ellipse draw:style-name="gr11" draw:text-style-name="P6" draw:layer="layout" svg:width="0.445cm" svg:height="0.508cm" svg:x="7.461cm" svg:y="16.475cm" draw:kind="cut" draw:start-angle="179.05" draw:end-angle="0.76">
          <text:p/>
        </draw:ellipse>
        <draw:ellipse draw:style-name="gr11" draw:text-style-name="P6" draw:layer="layout" svg:width="0.445cm" svg:height="0.508cm" svg:x="9.562cm" svg:y="16.475cm" draw:kind="cut" draw:start-angle="179.05" draw:end-angle="0.76">
          <text:p/>
        </draw:ellipse>
        <draw:ellipse draw:style-name="gr11" draw:text-style-name="P6" draw:layer="layout" svg:width="0.445cm" svg:height="0.508cm" svg:x="20.6cm" svg:y="16.475cm" draw:kind="cut" draw:start-angle="179.05" draw:end-angle="0.76">
          <text:p/>
        </draw:ellipse>
        <draw:ellipse draw:style-name="gr11" draw:text-style-name="P6" draw:layer="layout" svg:width="0.445cm" svg:height="0.508cm" svg:x="21.57cm" svg:y="16.475cm" draw:kind="cut" draw:start-angle="179.05" draw:end-angle="0.76">
          <text:p/>
        </draw:ellipse>
        <draw:ellipse draw:style-name="gr11" draw:text-style-name="P6" draw:layer="layout" svg:width="0.445cm" svg:height="0.508cm" draw:transform="rotate (-3.14159265358979) translate (7.917cm 18.07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9.996cm 18.07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21.075cm 18.07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22.039cm 18.059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8.31cm 10.513cm)" draw:kind="cut" draw:start-angle="179.32" draw:end-angle="0.9">
          <text:p/>
        </draw:ellipse>
        <draw:ellipse draw:style-name="gr11" draw:text-style-name="P6" draw:layer="layout" svg:width="0.445cm" svg:height="0.508cm" draw:transform="rotate (-3.14159265358979) translate (9.613cm 10.524cm)" draw:kind="cut" draw:start-angle="179.32" draw:end-angle="0.9">
          <text:p/>
        </draw:ellipse>
        <draw:ellipse draw:style-name="gr11" draw:text-style-name="P6" draw:layer="layout" svg:width="0.445cm" svg:height="0.508cm" svg:x="7.874cm" svg:y="6.241cm" draw:kind="cut" draw:start-angle="179.05" draw:end-angle="0.76">
          <text:p/>
        </draw:ellipse>
        <draw:ellipse draw:style-name="gr11" draw:text-style-name="P6" draw:layer="layout" svg:width="0.445cm" svg:height="0.508cm" svg:x="9.156cm" svg:y="6.24cm" draw:kind="cut" draw:start-angle="179.05" draw:end-angle="0.76">
          <text:p/>
        </draw:ellipse>
        <draw:ellipse draw:style-name="gr11" draw:text-style-name="P6" draw:layer="layout" svg:width="0.445cm" svg:height="0.508cm" draw:transform="rotate (1.5707963267949) translate (6.352cm 8.271cm)" draw:kind="cut" draw:start-angle="179.32" draw:end-angle="0.9">
          <text:p/>
        </draw:ellipse>
        <draw:ellipse draw:style-name="gr11" draw:text-style-name="P6" draw:layer="layout" svg:width="0.445cm" svg:height="0.508cm" draw:transform="rotate (1.5707963267949) translate (6.341cm 9.076cm)" draw:kind="cut" draw:start-angle="179.32" draw:end-angle="0.9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03:15.056000000</meta:creation-date>
    <dc:date>2017-05-24T06:35:12.142000000</dc:date>
    <meta:editing-duration>P1DT9H13M32S</meta:editing-duration>
    <meta:editing-cycles>33</meta:editing-cycles>
    <meta:generator>LibreOffice/5.1.6.2$Windows_x86 LibreOffice_project/07ac168c60a517dba0f0d7bc7540f5afa45f0909</meta:generator>
    <dc:creator>Peter McCloud</dc:creator>
    <meta:document-statistic meta:object-count="129"/>
  </office:meta>
</office:document-meta>
</file>